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Brainstorm &amp; Idea Prioritization Template: Laptop Request Catalog Item</text:p>
      <text:p text:style-name="Normal">Date: 31 January 2025</text:p>
      <text:p text:style-name="Normal">Team ID:</text:p>
      <text:p text:style-name="Normal">Project Name: Laptop Request Catalog Item</text:p>
      <text:p text:style-name="Normal">Maximum Marks: 4 Marks</text:p>
      <text:p text:style-name="Normal"><text:line-break/></text:p>
      <text:h text:style-name="Heading1" text:outline-level="1">Ideation Phase – Laptop Request Catalog Item</text:h>
      <text:p text:style-name="Normal">Brainstorming provides a free and open environment that encourages everyone within a team to participate in the creative thinking process that leads to problem solving. Prioritizing volume over value, out-of-the-box ideas are welcome and built upon, and all participants are encouraged to collaborate, helping each other develop a rich amount of creative solutions.</text:p>
      <text:p text:style-name="Normal">Use this template in your own brainstorming sessions to enhance and optimize the *Laptop Request Catalog Item* in your IT service portal.</text:p>
      <text:h text:style-name="Heading2" text:outline-level="2">Step 1: Team Gathering, Collaboration, and Select the Problem Statement</text:h>
      <text:p text:style-name="Normal">Problem Statement Example:<text:line-break/>How can we improve the user experience and efficiency of the "Laptop Request" catalog item to reduce request errors and fulfillment time?</text:p>
      <text:h text:style-name="Heading2" text:outline-level="2">Step 2: Brainstorm, Idea Listing, and Grouping</text:h>
      <text:p text:style-name="Normal">Example Ideas:</text:p>
      <text:list text:style-name="LFO1" text:continue-numbering="true">
        <text:list-item>
          <text:p text:style-name="ListBullet">- Pre-fill employee information based on login</text:p>
        </text:list-item>
        <text:list-item>
          <text:p text:style-name="ListBullet">- Provide dropdowns for laptop models with specifications</text:p>
        </text:list-item>
        <text:list-item>
          <text:p text:style-name="ListBullet">- Add approval status tracking</text:p>
        </text:list-item>
        <text:list-item>
          <text:p text:style-name="ListBullet">- Enable mobile-friendly form design</text:p>
        </text:list-item>
        <text:list-item>
          <text:p text:style-name="ListBullet">- Include estimated delivery time based on model availability</text:p>
        </text:list-item>
      </text:list>
      <text:p text:style-name="Normal">Groupings:</text:p>
      <text:list text:style-name="LFO1" text:continue-numbering="true">
        <text:list-item>
          <text:p text:style-name="ListBullet">- UI/UX Improvements</text:p>
        </text:list-item>
        <text:list-item>
          <text:p text:style-name="ListBullet">- Process Automation</text:p>
        </text:list-item>
        <text:list-item>
          <text:p text:style-name="ListBullet">- Communication &amp; Status Tracking</text:p>
        </text:list-item>
        <text:list-item>
          <text:p text:style-name="ListBullet">- Hardware Compatibility &amp; Stock Awareness</text:p>
        </text:list-item>
      </text:list>
      <text:h text:style-name="Heading2" text:outline-level="2">Step 3: Idea Prioritization</text:h>
      <text:p text:style-name="Normal">High Priority:</text:p>
      <text:list text:style-name="LFO1" text:continue-numbering="true">
        <text:list-item>
          <text:p text:style-name="ListBullet">- Auto-fill employee details</text:p>
        </text:list-item>
        <text:list-item>
          <text:p text:style-name="ListBullet">- Model dropdown with specs and availability</text:p>
        </text:list-item>
        <text:list-item>
          <text:p text:style-name="ListBullet">- Mobile-responsive form</text:p>
        </text:list-item>
      </text:list>
      <text:p text:style-name="Normal">Medium Priority:</text:p>
      <text:list text:style-name="LFO1" text:continue-numbering="true">
        <text:list-item>
          <text:p text:style-name="ListBullet">- Add FAQ/help section</text:p>
        </text:list-item>
        <text:list-item>
          <text:p text:style-name="ListBullet">- Add visual progress bar for request stages</text:p>
        </text:list-item>
      </text:list>
      <text:p text:style-name="Normal">Low Priority:</text:p>
      <text:list text:style-name="LFO1" text:continue-numbering="true">
        <text:list-item>
          <text:p text:style-name="ListBullet">- Integration with external vendor inventory API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text-properties fo:hyphenate="false"/>
    </style:style>
    <style:style style:name="ListBullet2" style:display-name="List Bullet 2" style:family="paragraph" style:parent-style-name="Normal" style:list-style-name="LFO2">
      <style:text-properties fo:hyphenate="false"/>
    </style:style>
    <style:style style:name="ListBullet3" style:display-name="List Bullet 3" style:family="paragraph" style:parent-style-name="Normal" style:list-style-name="LFO3">
      <style:text-properties fo:hyphenate="false"/>
    </style:style>
    <style:style style:name="ListNumber" style:display-name="List Number" style:family="paragraph" style:parent-style-name="Normal" style:list-style-name="LFO5">
      <style:text-properties fo:hyphenate="false"/>
    </style:style>
    <style:style style:name="ListNumber2" style:display-name="List Number 2" style:family="paragraph" style:parent-style-name="Normal" style:list-style-name="LFO6">
      <style:text-properties fo:hyphenate="false"/>
    </style:style>
    <style:style style:name="ListNumber3" style:display-name="List Number 3" style:family="paragraph" style:parent-style-name="Normal" style:list-style-name="LFO7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>generated by python-docx</dc:description>
    <dc:subject/>
    <meta:initial-creator>python-docx</meta:initial-creator>
    <dc:creator>manumeesala135@outlook.com</dc:creator>
    <meta:creation-date>2025-06-29T08:50:00Z</meta:creation-date>
    <dc:date>2025-06-29T08:50:00Z</dc:date>
    <meta:template xlink:href="Normal.dotm" xlink:type="simple"/>
    <meta:editing-cycles>2</meta:editing-cycles>
    <meta:editing-duration>PT0S</meta:editing-duration>
    <meta:document-statistic meta:page-count="1" meta:paragraph-count="3" meta:word-count="249" meta:character-count="1670" meta:row-count="11" meta:non-whitespace-character-count="1424"/>
  </office:meta>
</office:document-meta>
</file>